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10" table:style-name="ta1">
        <table:shapes>
          <draw:frame draw:z-index="0" draw:style-name="gr1" draw:text-style-name="P1" svg:width="255.8mm" svg:height="134.4mm" svg:x="130.09mm" svg:y="18.06mm">
            <loext:p draw:notify-on-update-of-ranges="res10.A1:res10.A1 res10.A2:res10.A14 res10.B1:res10.B1 res10.B2:res10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Nombre station mesur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21:01:30.658883096</dc:date>
    <meta:editing-duration>PT7M57S</meta:editing-duration>
    <meta:editing-cycles>1</meta:editing-cycles>
    <meta:document-statistic meta:table-count="1" meta:cell-count="2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81cm" svg:height="13.441cm" xlink:href=".." xlink:type="simple" chart:class="chart:line" chart:style-name="ch1">
        <chart:title svg:x="7.296cm" svg:y="0.404cm" chart:style-name="ch2">
          <text:p>Evolution nombre stations de mesure de qualité de l'air</text:p>
        </chart:title>
        <chart:subtitle svg:x="7.468cm" svg:y="1.451cm" chart:style-name="ch3">
          <text:p>Evolution du nombre de stations de mesure en Pays de Loire</text:p>
        </chart:subtitle>
        <chart:legend chart:legend-position="end" svg:x="20.665cm" svg:y="6.421cm" style:legend-expansion="high" chart:style-name="ch4"/>
        <chart:plot-area chart:style-name="ch5" table:cell-range-address="res10.A1:res10.B14" chart:data-source-has-labels="both" svg:x="0.511cm" svg:y="2.402cm" svg:width="19.643cm" svg:height="9.79cm">
          <chartooo:coordinate-region svg:x="1.132cm" svg:y="2.601cm" svg:width="18.65cm" svg:height="8.944cm"/>
          <chart:axis chart:dimension="x" chart:name="primary-x" chart:style-name="ch6" chartooo:axis-type="auto">
            <chartooo:date-scale/>
            <chart:title svg:x="9.719cm" svg:y="12.46cm" chart:style-name="ch7">
              <text:p>Années</text:p>
            </chart:title>
            <chart:categories table:cell-range-address="res10.A2:res10.A14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res10.B2:res10.B14" chart:label-cell-address="res10.B1:res10.B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station mesure</text:p>
                <draw:g>
                  <svg:desc>res10.B1:res10.B1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res10.A2:res10.A14</svg:desc>
                </draw:g>
              </table:table-cell>
              <table:table-cell office:value-type="float" office:value="0">
                <text:p>0</text:p>
                <draw:g>
                  <svg:desc>res10.B2:res10.B14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